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GB" officeooo:rsid="001337a7" officeooo:paragraph-rsid="001337a7" loext:padding="0cm" loext:border="none" style:script-type="latin"/>
    </style:style>
    <style:style style:name="P2" style:family="paragraph" style:parent-style-name="Text_20_body">
      <style:text-properties fo:font-size="12pt" fo:language="en" fo:country="GB" officeooo:rsid="001337a7" officeooo:paragraph-rsid="001337a7" style:font-size-asian="10.5pt" style:font-size-complex="12pt" loext:padding="0cm" loext:border="none" style:script-type="latin"/>
    </style:style>
    <style:style style:name="P3" style:family="paragraph" style:parent-style-name="Heading_20_2">
      <style:text-properties fo:language="en" fo:country="GB" loext:padding="0cm" loext:border="none" style:script-type="latin"/>
    </style:style>
    <style:style style:name="P4" style:family="paragraph" style:parent-style-name="Text_20_body" style:list-style-name="L1">
      <style:paragraph-properties fo:margin-top="0cm" fo:margin-bottom="0cm" style:contextual-spacing="false" fo:padding="0cm" fo:border="none"/>
      <style:text-properties fo:language="en" fo:country="GB" loext:padding="0cm" loext:border="none" style:script-type="latin"/>
    </style:style>
    <style:style style:name="P5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6" style:family="paragraph" style:parent-style-name="Heading_20_2">
      <style:paragraph-properties fo:margin-top="0cm" fo:margin-bottom="0cm" style:contextual-spacing="false" fo:padding="0cm" fo:border="none"/>
      <style:text-properties fo:language="en" fo:country="GB" loext:padding="0cm" loext:border="none" style:script-type="latin"/>
    </style:style>
    <style:style style:name="P7" style:family="paragraph" style:parent-style-name="Text_20_body">
      <style:paragraph-properties fo:margin-top="0cm" fo:margin-bottom="0cm" style:contextual-spacing="false" fo:padding="0cm" fo:border="none"/>
      <style:text-properties fo:language="en" fo:country="GB" loext:padding="0cm" loext:border="none" style:script-type="latin"/>
    </style:style>
    <style:style style:name="P8" style:family="paragraph" style:parent-style-name="Text_20_body">
      <style:paragraph-properties fo:margin-top="0cm" fo:margin-bottom="0cm" style:contextual-spacing="false" fo:padding="0cm" fo:border="none"/>
      <style:text-properties fo:language="en" fo:country="GB" officeooo:rsid="0013ef7e" officeooo:paragraph-rsid="0013ef7e" loext:padding="0cm" loext:border="none" style:script-type="latin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  <style:text-properties fo:language="en" fo:country="GB" officeooo:rsid="0013ef7e" officeooo:paragraph-rsid="0013ef7e" loext:padding="0cm" loext:border="none" style:script-type="latin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  <style:text-properties fo:language="en" fo:country="GB" officeooo:rsid="00159079" officeooo:paragraph-rsid="00159079" loext:padding="0cm" loext:border="none" style:script-type="latin"/>
    </style:style>
    <style:style style:name="P11" style:family="paragraph" style:parent-style-name="Heading_20_2">
      <style:paragraph-properties fo:margin-top="0cm" fo:margin-bottom="0cm" style:contextual-spacing="false" fo:padding="0cm" fo:border="none" fo:keep-with-next="always"/>
      <style:text-properties fo:language="en" fo:country="GB"/>
    </style:style>
    <style:style style:name="P12" style:family="paragraph" style:parent-style-name="Text_20_body">
      <style:paragraph-properties fo:margin-top="0cm" fo:margin-bottom="0cm" style:contextual-spacing="false" fo:padding="0cm" fo:border="none"/>
      <style:text-properties fo:language="en" fo:country="GB"/>
    </style:style>
    <style:style style:name="P13" style:family="paragraph" style:parent-style-name="Text_20_body">
      <style:paragraph-properties fo:margin-top="0cm" fo:margin-bottom="0cm" style:contextual-spacing="false" fo:padding="0cm" fo:border="none"/>
      <style:text-properties fo:language="en" fo:country="GB" officeooo:rsid="00173132" officeooo:paragraph-rsid="00173132"/>
    </style:style>
    <style:style style:name="P14" style:family="paragraph" style:parent-style-name="Text_20_body">
      <style:text-properties fo:language="en" fo:country="GB" loext:padding="0cm" loext:border="none"/>
    </style:style>
    <style:style style:name="P15" style:family="paragraph" style:parent-style-name="Standard">
      <style:text-properties fo:language="en" fo:country="GB"/>
    </style:style>
    <style:style style:name="T1" style:family="text">
      <style:text-properties officeooo:rsid="0013ef7e"/>
    </style:style>
    <style:style style:name="T2" style:family="text">
      <style:text-properties fo:language="en" fo:country="GB" loext:padding="0cm" loext:border="none" style:script-type="latin"/>
    </style:style>
    <style:style style:name="T3" style:family="text">
      <style:text-properties officeooo:rsid="00159079"/>
    </style:style>
    <style:style style:name="T4" style:family="text">
      <style:text-properties officeooo:rsid="0017c1a9"/>
    </style:style>
    <text:list-style style:name="L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troduction</text:h>
      <text:p text:style-name="P2">The purpose of this application is to store and manage information about a given habit. <text:span text:style-name="T1">The information stored informs of the date, quantity and location that the habit occurred.</text:span></text:p>
      <text:p text:style-name="P2">This application uses CRUD functions which are an essential part of practically any app. The purpose of <text:span text:style-name="T1">this project is as an introduction to basic CRUD options.</text:span></text:p>
      <text:h text:style-name="P3" text:outline-level="2">Requirements</text:h>
      <text:list xml:id="list4066936991" text:style-name="L1">
        <text:list-item>
          <text:p text:style-name="P4">This is an application where you’ll log occurrences of a habit.</text:p>
        </text:list-item>
        <text:list-item>
          <text:p text:style-name="P4">This habit can't be tracked by time (ex. hours of sleep), only by quantity (ex. number of water glasses a day)</text:p>
        </text:list-item>
        <text:list-item>
          <text:p text:style-name="P4">Users need to be able to input the date of the occurrence of the habit</text:p>
        </text:list-item>
        <text:list-item>
          <text:p text:style-name="P4">The application should store and retrieve data from a real database</text:p>
        </text:list-item>
        <text:list-item>
          <text:p text:style-name="P4">When the application starts, it should create a sqlite database, if one isn’t present.</text:p>
        </text:list-item>
        <text:list-item>
          <text:p text:style-name="P4">It should also create a table in the database, where the habit will be logged.</text:p>
        </text:list-item>
        <text:list-item>
          <text:p text:style-name="P4">The users should be able to insert, delete, update and view their logged habit.</text:p>
        </text:list-item>
        <text:list-item>
          <text:p text:style-name="P4">You should handle all possible errors so that the application never crashes.</text:p>
        </text:list-item>
        <text:list-item>
          <text:p text:style-name="P4">You can only interact with the database using ADO.NET. You can’t use mappers such as Entity Framework or Dapper.</text:p>
        </text:list-item>
        <text:list-item>
          <text:p text:style-name="P5"><text:span text:style-name="T2">Follow the </text:span><text:a xlink:type="simple" xlink:href="https://thecsharpacademy.com/article/30006/dry-principle-csharp" office:target-frame-name="_blank" xlink:show="new" text:style-name="Internet_20_link" text:visited-style-name="Visited_20_Internet_20_Link"><text:span text:style-name="T2">DRY Principle</text:span></text:a><text:span text:style-name="T2">, and avoid code repetition.</text:span></text:p>
        </text:list-item>
        <text:list-item>
          <text:p text:style-name="P4">Your project needs to contain a Read Me file where you'll explain how your app works.</text:p>
          <text:p text:style-name="P4"/>
        </text:list-item>
      </text:list>
      <text:h text:style-name="P6" text:outline-level="2">Challenges</text:h>
      <text:p text:style-name="P7"/>
      <text:p text:style-name="P8">Bellow is a list of the challenges that I have introduced to the project</text:p>
      <text:p text:style-name="P8"/>
      <text:list text:style-name="L2">
        <text:list-item>
          <text:p text:style-name="P9">The use of parametrised queries to make the application more secure</text:p>
        </text:list-item>
        <text:list-item>
          <text:p text:style-name="P9">Incorporate a seeding function t<text:span text:style-name="T3">o populate the table. Specially helpful for testing purposes</text:span></text:p>
        </text:list-item>
        <text:list-item>
          <text:p text:style-name="P10">As a personal challenge I’ve incorporated a grid table presentation that permits scrolling through the habits table.</text:p>
          <text:p text:style-name="P10"/>
        </text:list-item>
      </text:list>
      <text:h text:style-name="P11" text:outline-level="2">New Knowledge Acquired</text:h>
      <text:p text:style-name="P12"/>
      <text:p text:style-name="P13">The most important understanding for me personally during this project has been to start getting the right mindset when using and creating objects and their instantiation. I begin to see the amazing and empowering possibilities that OOP offers.</text:p>
      <text:p text:style-name="P13"/>
      <text:p text:style-name="P13">I will also mention the use of CRUD functions for the first time. I understand perfectly what they do, but I must say that I’ll have to program many many many more applications before I can type from memory any <text:span text:style-name="T4">of these functions</text:span>.</text:p>
      <text:list text:continue-list="list4066936991" text:style-name="L1">
        <text:list-header>
          <text:p text:style-name="P4"/>
        </text:list-header>
      </text:list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22:19:25.207000000</meta:creation-date>
    <dc:date>2025-10-28T23:07:14.598939000</dc:date>
    <meta:editing-duration>PT1M32S</meta:editing-duration>
    <meta:editing-cycles>1</meta:editing-cycles>
    <meta:document-statistic meta:table-count="0" meta:image-count="0" meta:object-count="0" meta:page-count="1" meta:paragraph-count="26" meta:word-count="371" meta:character-count="2111" meta:non-whitespace-character-count="1780"/>
    <meta:generator>LibreOffice/25.8.2.2$Windows_X86_64 LibreOffice_project/d401f2107ccab8f924a8e2df40f573aab7605b6f</meta:generator>
  </office:meta>
</office:document-meta>
</file>